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5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4909in"/>
    </style:style>
    <style:style style:name="co4" style:family="table-column">
      <style:table-column-properties fo:break-before="auto" style:column-width="1.518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_paziente</text:p>
          </table:table-cell>
          <table:table-cell office:value-type="string" calcext:value-type="string">
            <text:p>etadiagnosi</text:p>
          </table:table-cell>
          <table:table-cell office:value-type="string" calcext:value-type="string">
            <text:p>immunoistochimic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outco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88" calcext:value-type="float">
            <text:p>468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37" calcext:value-type="float">
            <text:p>473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39" calcext:value-type="float">
            <text:p>473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92" calcext:value-type="float">
            <text:p>509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28" calcext:value-type="float">
            <text:p>5228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53" calcext:value-type="float">
            <text:p>525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59" calcext:value-type="float">
            <text:p>525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67" calcext:value-type="float">
            <text:p>526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68" calcext:value-type="float">
            <text:p>526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84" calcext:value-type="float">
            <text:p>528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93" calcext:value-type="float">
            <text:p>529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96" calcext:value-type="float">
            <text:p>5296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329" calcext:value-type="float">
            <text:p>532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38" calcext:value-type="float">
            <text:p>533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58" calcext:value-type="float">
            <text:p>5358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68" calcext:value-type="float">
            <text:p>5368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373" calcext:value-type="float">
            <text:p>537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92" calcext:value-type="float">
            <text:p>539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02" calcext:value-type="float">
            <text:p>540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73" calcext:value-type="float">
            <text:p>547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92" calcext:value-type="float">
            <text:p>549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67" calcext:value-type="float">
            <text:p>556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596" calcext:value-type="float">
            <text:p>559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617" calcext:value-type="float">
            <text:p>561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69" calcext:value-type="float">
            <text:p>6069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328" calcext:value-type="float">
            <text:p>632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14" calcext:value-type="float">
            <text:p>7014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17" calcext:value-type="float">
            <text:p>701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51" calcext:value-type="float">
            <text:p>705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52" calcext:value-type="float">
            <text:p>705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53" calcext:value-type="float">
            <text:p>705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54" calcext:value-type="float">
            <text:p>705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55" calcext:value-type="float">
            <text:p>705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59" calcext:value-type="float">
            <text:p>705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65" calcext:value-type="float">
            <text:p>706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66" calcext:value-type="float">
            <text:p>706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67" calcext:value-type="float">
            <text:p>706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68" calcext:value-type="float">
            <text:p>706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71" calcext:value-type="float">
            <text:p>707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72" calcext:value-type="float">
            <text:p>707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73" calcext:value-type="float">
            <text:p>707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74" calcext:value-type="float">
            <text:p>707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76" calcext:value-type="float">
            <text:p>707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77" calcext:value-type="float">
            <text:p>707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79" calcext:value-type="float">
            <text:p>707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81" calcext:value-type="float">
            <text:p>708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83" calcext:value-type="float">
            <text:p>708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84" calcext:value-type="float">
            <text:p>708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85" calcext:value-type="float">
            <text:p>708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86" calcext:value-type="float">
            <text:p>708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87" calcext:value-type="float">
            <text:p>708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88" calcext:value-type="float">
            <text:p>708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89" calcext:value-type="float">
            <text:p>708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92" calcext:value-type="float">
            <text:p>709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93" calcext:value-type="float">
            <text:p>709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096" calcext:value-type="float">
            <text:p>709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97" calcext:value-type="float">
            <text:p>709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099" calcext:value-type="float">
            <text:p>709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07" calcext:value-type="float">
            <text:p>710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09" calcext:value-type="float">
            <text:p>710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18" calcext:value-type="float">
            <text:p>711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19" calcext:value-type="float">
            <text:p>711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23" calcext:value-type="float">
            <text:p>712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24" calcext:value-type="float">
            <text:p>712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27" calcext:value-type="float">
            <text:p>712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31" calcext:value-type="float">
            <text:p>71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32" calcext:value-type="float">
            <text:p>713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42" calcext:value-type="float">
            <text:p>714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49" calcext:value-type="float">
            <text:p>714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64" calcext:value-type="float">
            <text:p>716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71" calcext:value-type="float">
            <text:p>717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73" calcext:value-type="float">
            <text:p>717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74" calcext:value-type="float">
            <text:p>717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81" calcext:value-type="float">
            <text:p>718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82" calcext:value-type="float">
            <text:p>718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85" calcext:value-type="float">
            <text:p>718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86" calcext:value-type="float">
            <text:p>718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87" calcext:value-type="float">
            <text:p>718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89" calcext:value-type="float">
            <text:p>718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94" calcext:value-type="float">
            <text:p>719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96" calcext:value-type="float">
            <text:p>719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98" calcext:value-type="float">
            <text:p>719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05" calcext:value-type="float">
            <text:p>720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18" calcext:value-type="float">
            <text:p>721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19" calcext:value-type="float">
            <text:p>721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27" calcext:value-type="float">
            <text:p>7227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34" calcext:value-type="float">
            <text:p>723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38" calcext:value-type="float">
            <text:p>723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56" calcext:value-type="float">
            <text:p>7256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58" calcext:value-type="float">
            <text:p>725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62" calcext:value-type="float">
            <text:p>726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63" calcext:value-type="float">
            <text:p>726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64" calcext:value-type="float">
            <text:p>726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67" calcext:value-type="float">
            <text:p>726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68" calcext:value-type="float">
            <text:p>726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69" calcext:value-type="float">
            <text:p>726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73" calcext:value-type="float">
            <text:p>727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75" calcext:value-type="float">
            <text:p>727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78" calcext:value-type="float">
            <text:p>727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79" calcext:value-type="float">
            <text:p>7279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83" calcext:value-type="float">
            <text:p>728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84" calcext:value-type="float">
            <text:p>728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86" calcext:value-type="float">
            <text:p>728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87" calcext:value-type="float">
            <text:p>728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89" calcext:value-type="float">
            <text:p>728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91" calcext:value-type="float">
            <text:p>729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92" calcext:value-type="float">
            <text:p>729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94" calcext:value-type="float">
            <text:p>729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95" calcext:value-type="float">
            <text:p>729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vivente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ven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ven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ven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ven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ven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ven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ven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ven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ven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ven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ven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ven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ven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ven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ven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ven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ven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ven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ven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ven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ven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ven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sso</text:p>
          </table:table-cell>
        </table:table-row>
        <table:table-row table:style-name="ro1" table:visibility="filter">
          <table:table-cell table:number-columns-repeated="5"/>
        </table:table-row>
      </table:table>
      <table:table table:name="Foglio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Foglio1.A1:Foglio1.E198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it" fo:country="IT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SimSun" style:font-family-asian="SimSun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 style:data-style-name="N2" text:time-value="12:57:59.56684595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ra Cervai</meta:initial-creator>
    <meta:creation-date>2026-04-08T13:09:22</meta:creation-date>
    <dc:date>2026-04-09T13:31:35.184852781</dc:date>
    <meta:editing-duration>PT1H16M50S</meta:editing-duration>
    <meta:editing-cycles>16</meta:editing-cycles>
    <meta:generator>LibreOffice/24.2.5.2$MacOSX_AARCH64 LibreOffice_project/bffef4ea93e59bebbeaf7f431bb02b1a39ee8a59</meta:generator>
    <meta:document-statistic meta:table-count="3" meta:cell-count="9602" meta:object-count="0"/>
  </office:meta>
</office:document-meta>
</file>